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5cm" fo:min-width="3.4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823cm" loext:decorative="false"/>
      <style:paragraph-properties style:writing-mode="lr-tb"/>
    </style:style>
    <style:style style:name="gr3" style:family="graphic" style:parent-style-name="standard">
      <style:graphic-properties svg:stroke-width="0.081cm" draw:marker-start="" draw:marker-start-width="0.321cm" draw:marker-end="Linienspitzen_20_1" draw:marker-end-width="0.321cm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draw:stroke="none" svg:stroke-color="#000000" draw:fill="none" draw:fill-color="#ffffff" fo:min-height="1.23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fo:font-size="10.5pt" fo:font-weight="bold" fo:background-color="#ffffff" style:font-size-asian="10.5pt" style:font-size-complex="10.5pt"/>
    </style:style>
    <style:style style:name="T1" style:family="text">
      <style:text-properties fo:color="#000000" loext:opacity="100%" fo:font-size="10.5pt" fo:font-weight="bold" fo:background-color="#ffffff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2.2cm" svg:x="1.4cm" svg:y="10.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cm" svg:height="1.073cm" svg:x="1.25cm" svg:y="10.9cm">
          <draw:text-box>
            <text:p text:style-name="P2"><text:span text:style-name="T1">adaptives Thresholding</text:span></text:p>
          </draw:text-box>
        </draw:frame>
        <draw:connector draw:style-name="gr3" draw:text-style-name="P2" draw:layer="layout" svg:x1="5.43cm" svg:y1="11.375cm" svg:x2="6.624cm" svg:y2="11.371cm" svg:d="M5430 11375h597v-4h597" svg:viewBox="0 0 1195 5">
          <text:p/>
        </draw:connector>
        <draw:custom-shape draw:style-name="gr1" draw:text-style-name="P1" draw:layer="layout" svg:width="3.9cm" svg:height="2.2cm" svg:x="6.7cm" svg:y="10.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cm" svg:height="1.073cm" svg:x="6.55cm" svg:y="10.9cm">
          <draw:text-box>
            <text:p text:style-name="P2"><text:span text:style-name="T1">Seitenlayout-</text:span><text:span text:style-name="T1"><text:line-break/></text:span><text:span text:style-name="T1">analyse</text:span></text:p>
          </draw:text-box>
        </draw:frame>
        <draw:connector draw:style-name="gr3" draw:text-style-name="P2" draw:layer="layout" svg:x1="10.73cm" svg:y1="11.375cm" svg:x2="11.924cm" svg:y2="11.371cm" svg:d="M10730 11375h597v-4h597" svg:viewBox="0 0 1195 5">
          <text:p/>
        </draw:connector>
        <draw:custom-shape draw:style-name="gr1" draw:text-style-name="P1" draw:layer="layout" svg:width="3.9cm" svg:height="2.2cm" svg:x="12cm" svg:y="10.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cm" svg:height="1.073cm" svg:x="11.95cm" svg:y="10.9cm">
          <draw:text-box>
            <text:p text:style-name="P2"><text:span text:style-name="T1">Linien- und Wortidentifizierung</text:span></text:p>
          </draw:text-box>
        </draw:frame>
        <draw:connector draw:style-name="gr3" draw:text-style-name="P2" draw:layer="layout" svg:x1="16.03cm" svg:y1="11.375cm" svg:x2="17.224cm" svg:y2="11.371cm" svg:d="M16030 11375h597v-4h597" svg:viewBox="0 0 1195 5">
          <text:p/>
        </draw:connector>
        <draw:custom-shape draw:style-name="gr1" draw:text-style-name="P1" draw:layer="layout" svg:width="3.9cm" svg:height="2.2cm" svg:x="17.3cm" svg:y="10.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cm" svg:height="1.073cm" svg:x="17.15cm" svg:y="10.9cm">
          <draw:text-box>
            <text:p text:style-name="P2"><text:span text:style-name="T1">Worterkennung</text:span><text:span text:style-name="T1"><text:line-break/></text:span><text:span text:style-name="T1">(erster Durchgang)</text:span></text:p>
          </draw:text-box>
        </draw:frame>
        <draw:connector draw:style-name="gr3" draw:text-style-name="P2" draw:layer="layout" svg:x1="21.33cm" svg:y1="11.375cm" svg:x2="22.524cm" svg:y2="11.371cm" svg:d="M21330 11375h597v-4h597" svg:viewBox="0 0 1195 5">
          <text:p/>
        </draw:connector>
        <draw:custom-shape draw:style-name="gr1" draw:text-style-name="P1" draw:layer="layout" svg:width="3.9cm" svg:height="2.2cm" svg:x="22.6cm" svg:y="10.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3cm" svg:height="1.484cm" svg:x="22.45cm" svg:y="10.9cm">
          <draw:text-box>
            <text:p text:style-name="P2"><text:span text:style-name="T1">Worterkennung</text:span><text:span text:style-name="T1"><text:line-break/></text:span><text:span text:style-name="T1">(zweiter Durchgan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5-12-18T18:00:56.786000000</dc:date>
    <meta:editing-duration>PT8H10M40S</meta:editing-duration>
    <meta:editing-cycles>50</meta:editing-cycles>
    <meta:generator>LibreOffice/7.6.6.3$Windows_X86_64 LibreOffice_project/d97b2716a9a4a2ce1391dee1765565ea469b0ae7</meta:generator>
    <meta:document-statistic meta:object-count="14"/>
  </office:meta>
</office:document-meta>
</file>